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-is-between(0,99)" style:apply-style-name="Land" style:base-cell-address="Regions.A1"/>
      <style:map style:condition="cell-content()&gt;=100" style:apply-style-name="Water" style:base-cell-address="Regions.A1"/>
    </style:style>
  </office:automatic-styles>
  <office:body>
    <office:spreadsheet>
      <table:calculation-settings table:automatic-find-labels="false" table:use-regular-expressions="false" table:use-wildcards="true"/>
      <table:table table:name="Regions" table:style-name="ta1">
        <table:table-column table:style-name="co1" table:number-columns-repeated="150" table:default-cell-style-name="ce1"/>
        <table:table-column table:style-name="co2" table:number-columns-repeated="874" table:default-cell-style-name="ce1"/>
        <table:table-row table:style-name="ro1">
          <table:table-cell table:number-columns-repeated="1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8" office:value-type="float" office:value="72" calcext:value-type="float">
            <text:p>72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10" office:value-type="float" office:value="11" calcext:value-type="float">
            <text:p>11</text:p>
          </table:table-cell>
          <table:table-cell table:number-columns-repeated="6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number-columns-repeated="39" office:value-type="float" office:value="109" calcext:value-type="float">
            <text:p>109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30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table:number-columns-repeated="16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16"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8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25" office:value-type="float" office:value="109" calcext:value-type="float">
            <text:p>109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14" office:value-type="float" office:value="109" calcext:value-type="float">
            <text:p>1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0" office:value-type="float" office:value="109" calcext:value-type="float">
            <text:p>109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25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0" office:value-type="float" office:value="109" calcext:value-type="float">
            <text:p>109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number-columns-repeated="21" office:value-type="float" office:value="109" calcext:value-type="float">
            <text:p>109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1" office:value-type="float" office:value="109" calcext:value-type="float">
            <text:p>1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6" office:value-type="float" office:value="109" calcext:value-type="float">
            <text:p>109</text:p>
          </table:table-cell>
          <table:table-cell table:number-columns-repeated="6" office:value-type="float" office:value="47" calcext:value-type="float">
            <text:p>47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13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5" office:value-type="float" office:value="105" calcext:value-type="float">
            <text:p>105</text:p>
          </table:table-cell>
          <table:table-cell table:number-columns-repeated="12" office:value-type="float" office:value="11" calcext:value-type="float">
            <text:p>11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6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5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11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5" office:value-type="float" office:value="109" calcext:value-type="float">
            <text:p>10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14" office:value-type="float" office:value="11" calcext:value-type="float">
            <text:p>11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44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table:number-columns-repeated="15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10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10"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44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72" calcext:value-type="float">
            <text:p>72</text:p>
          </table:table-cell>
          <table:table-cell table:number-columns-repeated="3" office:value-type="float" office:value="166" calcext:value-type="float">
            <text:p>166</text:p>
          </table:table-cell>
          <table:table-cell table:number-columns-repeated="13" office:value-type="float" office:value="72" calcext:value-type="float">
            <text:p>7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17" office:value-type="float" office:value="105" calcext:value-type="float">
            <text:p>105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9" office:value-type="float" office:value="11" calcext:value-type="float">
            <text:p>11</text:p>
          </table:table-cell>
          <table:table-cell table:number-columns-repeated="3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table:number-columns-repeated="1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43"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"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10" office:value-type="float" office:value="72" calcext:value-type="float">
            <text:p>72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6" office:value-type="float" office:value="105" calcext:value-type="float">
            <text:p>105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5" office:value-type="float" office:value="104" calcext:value-type="float">
            <text:p>104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3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table:number-columns-repeated="15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8" office:value-type="float" office:value="47" calcext:value-type="float">
            <text:p>47</text:p>
          </table:table-cell>
          <table:table-cell table:number-columns-repeated="3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72" calcext:value-type="float">
            <text:p>72</text:p>
          </table:table-cell>
          <table:table-cell office:value-type="float" office:value="167" calcext:value-type="float">
            <text:p>167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" office:value-type="float" office:value="105" calcext:value-type="float">
            <text:p>10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04" calcext:value-type="float">
            <text:p>104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131" calcext:value-type="float">
            <text:p>131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40"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4"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number-columns-repeated="874"/>
        </table:table-row>
        <table:table-row table:style-name="ro1">
          <table:table-cell table:number-columns-repeated="13" office:value-type="float" office:value="72" calcext:value-type="float">
            <text:p>72</text:p>
          </table:table-cell>
          <table:table-cell table:number-columns-repeated="3" office:value-type="float" office:value="167" calcext:value-type="float">
            <text:p>167</text:p>
          </table:table-cell>
          <table:table-cell table:number-columns-repeated="7" office:value-type="float" office:value="72" calcext:value-type="float">
            <text:p>72</text:p>
          </table:table-cell>
          <table:table-cell table:number-columns-repeated="7" office:value-type="float" office:value="108" calcext:value-type="float">
            <text:p>108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04" calcext:value-type="float">
            <text:p>104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7" office:value-type="float" office:value="14" calcext:value-type="float">
            <text:p>14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40"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17" office:value-type="float" office:value="72" calcext:value-type="float">
            <text:p>72</text:p>
          </table:table-cell>
          <table:table-cell table:number-columns-repeated="6" office:value-type="float" office:value="108" calcext:value-type="float">
            <text:p>108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 office:value-type="float" office:value="12" calcext:value-type="float">
            <text:p>12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7" office:value-type="float" office:value="47" calcext:value-type="float">
            <text:p>47</text:p>
          </table:table-cell>
          <table:table-cell table:number-columns-repeated="6" office:value-type="float" office:value="119" calcext:value-type="float">
            <text:p>1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 office:value-type="float" office:value="121" calcext:value-type="float">
            <text:p>121</text:p>
          </table:table-cell>
          <table:table-cell table:number-columns-repeated="9" office:value-type="float" office:value="72" calcext:value-type="float">
            <text:p>72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7" office:value-type="float" office:value="108" calcext:value-type="float">
            <text:p>108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04" calcext:value-type="float">
            <text:p>10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 office:value-type="float" office:value="103" calcext:value-type="float">
            <text:p>10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number-columns-repeated="13"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8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7" office:value-type="float" office:value="119" calcext:value-type="float">
            <text:p>11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5"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6" office:value-type="float" office:value="108" calcext:value-type="float">
            <text:p>108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103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4"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2" office:value-type="float" office:value="47" calcext:value-type="float">
            <text:p>47</text:p>
          </table:table-cell>
          <table:table-cell office:value-type="float" office:value="143" calcext:value-type="float">
            <text:p>143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8" office:value-type="float" office:value="45" calcext:value-type="float">
            <text:p>45</text:p>
          </table:table-cell>
          <table:table-cell table:number-columns-repeated="4"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6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4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number-columns-repeated="12" office:value-type="float" office:value="72" calcext:value-type="float">
            <text:p>72</text:p>
          </table:table-cell>
          <table:table-cell table:number-columns-repeated="4"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4" office:value-type="float" office:value="105" calcext:value-type="float">
            <text:p>1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4" office:value-type="float" office:value="12" calcext:value-type="float">
            <text:p>12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21" office:value-type="float" office:value="47" calcext:value-type="float">
            <text:p>47</text:p>
          </table:table-cell>
          <table:table-cell office:value-type="float" office:value="143" calcext:value-type="float">
            <text:p>143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13"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table:number-columns-repeated="6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78" calcext:value-type="float">
            <text:p>178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5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12" office:value-type="float" office:value="47" calcext:value-type="float">
            <text:p>47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12"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office:value-type="float" office:value="172" calcext:value-type="float">
            <text:p>172</text:p>
          </table:table-cell>
          <table:table-cell table:number-columns-repeated="5" office:value-type="float" office:value="69" calcext:value-type="float">
            <text:p>6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table:number-columns-repeated="6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7" office:value-type="float" office:value="13" calcext:value-type="float">
            <text:p>13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10" office:value-type="float" office:value="46" calcext:value-type="float">
            <text:p>46</text:p>
          </table:table-cell>
          <table:table-cell table:number-columns-repeated="9" office:value-type="float" office:value="47" calcext:value-type="float">
            <text:p>47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5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7"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6"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4" office:value-type="float" office:value="105" calcext:value-type="float">
            <text:p>105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9" office:value-type="float" office:value="13" calcext:value-type="float">
            <text:p>13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float" office:value="43" calcext:value-type="float">
            <text:p>43</text:p>
          </table:table-cell>
          <table:table-cell office:value-type="float" office:value="145" calcext:value-type="float">
            <text:p>145</text:p>
          </table:table-cell>
          <table:table-cell table:number-columns-repeated="5"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5" office:value-type="float" office:value="119" calcext:value-type="float">
            <text:p>119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73" calcext:value-type="float">
            <text:p>173</text:p>
          </table:table-cell>
          <table:table-cell table:number-columns-repeated="7" office:value-type="float" office:value="69" calcext:value-type="float">
            <text:p>69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4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10"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136" calcext:value-type="float">
            <text:p>136</text:p>
          </table:table-cell>
          <table:table-cell table:number-columns-repeated="7" office:value-type="float" office:value="46" calcext:value-type="float">
            <text:p>46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14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3" office:value-type="float" office:value="173" calcext:value-type="float">
            <text:p>173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1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5" office:value-type="float" office:value="46" calcext:value-type="float">
            <text:p>46</text:p>
          </table:table-cell>
          <table:table-cell table:number-columns-repeated="15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6" office:value-type="float" office:value="68" calcext:value-type="float">
            <text:p>68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6" office:value-type="float" office:value="64" calcext:value-type="float">
            <text:p>64</text:p>
          </table:table-cell>
          <table:table-cell table:number-columns-repeated="2" office:value-type="float" office:value="175" calcext:value-type="float">
            <text:p>175</text:p>
          </table:table-cell>
          <table:table-cell table:number-columns-repeated="4" office:value-type="float" office:value="69" calcext:value-type="float">
            <text:p>69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8" office:value-type="float" office:value="105" calcext:value-type="float">
            <text:p>105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6" office:value-type="float" office:value="13" calcext:value-type="float">
            <text:p>13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3" office:value-type="float" office:value="137" calcext:value-type="float">
            <text:p>137</text:p>
          </table:table-cell>
          <table:table-cell office:value-type="float" office:value="46" calcext:value-type="float">
            <text:p>46</text:p>
          </table:table-cell>
          <table:table-cell office:value-type="float" office:value="139" calcext:value-type="float">
            <text:p>139</text:p>
          </table:table-cell>
          <table:table-cell table:number-columns-repeated="5" office:value-type="float" office:value="46" calcext:value-type="float">
            <text:p>46</text:p>
          </table:table-cell>
          <table:table-cell table:number-columns-repeated="13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office:value-type="float" office:value="64" calcext:value-type="float">
            <text:p>64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3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6" office:value-type="float" office:value="13" calcext:value-type="float">
            <text:p>13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12" office:value-type="float" office:value="43" calcext:value-type="float">
            <text:p>43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6"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6" office:value-type="float" office:value="68" calcext:value-type="float">
            <text:p>68</text:p>
          </table:table-cell>
          <table:table-cell table:number-columns-repeated="6"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62" calcext:value-type="float">
            <text:p>62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6" office:value-type="float" office:value="26" calcext:value-type="float">
            <text:p>26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7" office:value-type="float" office:value="43" calcext:value-type="float">
            <text:p>43</text:p>
          </table:table-cell>
          <table:table-cell table:number-columns-repeated="8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6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6" office:value-type="float" office:value="65" calcext:value-type="float">
            <text:p>65</text:p>
          </table:table-cell>
          <table:table-cell table:number-columns-repeated="8" office:value-type="float" office:value="64" calcext:value-type="float">
            <text:p>64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8" office:value-type="float" office:value="101" calcext:value-type="float">
            <text:p>101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12" office:value-type="float" office:value="26" calcext:value-type="float">
            <text:p>26</text:p>
          </table:table-cell>
          <table:table-cell office:value-type="float" office:value="138" calcext:value-type="float">
            <text:p>138</text:p>
          </table:table-cell>
          <table:table-cell table:number-columns-repeated="5" office:value-type="float" office:value="46" calcext:value-type="float">
            <text:p>46</text:p>
          </table:table-cell>
          <table:table-cell table:number-columns-repeated="5" office:value-type="float" office:value="42" calcext:value-type="float">
            <text:p>42</text:p>
          </table:table-cell>
          <table:table-cell table:number-columns-repeated="4" office:value-type="float" office:value="43" calcext:value-type="float">
            <text:p>43</text:p>
          </table:table-cell>
          <table:table-cell table:number-columns-repeated="9"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7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8" office:value-type="float" office:value="64" calcext:value-type="float">
            <text:p>64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27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9" office:value-type="float" office:value="101" calcext:value-type="float">
            <text:p>101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11" office:value-type="float" office:value="26" calcext:value-type="float">
            <text:p>26</text:p>
          </table:table-cell>
          <table:table-cell table:number-columns-repeated="12" office:value-type="float" office:value="42" calcext:value-type="float">
            <text:p>42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7"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7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6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9" office:value-type="float" office:value="64" calcext:value-type="float">
            <text:p>64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10" office:value-type="float" office:value="26" calcext:value-type="float">
            <text:p>26</text:p>
          </table:table-cell>
          <table:table-cell table:number-columns-repeated="7" office:value-type="float" office:value="42" calcext:value-type="float">
            <text:p>42</text:p>
          </table:table-cell>
          <table:table-cell office:value-type="float" office:value="147" calcext:value-type="float">
            <text:p>147</text:p>
          </table:table-cell>
          <table:table-cell table:number-columns-repeated="5" office:value-type="float" office:value="42" calcext:value-type="float">
            <text:p>42</text:p>
          </table:table-cell>
          <table:table-cell table:number-columns-repeated="8" office:value-type="float" office:value="38" calcext:value-type="float">
            <text:p>38</text:p>
          </table:table-cell>
          <table:table-cell table:number-columns-repeated="4" office:value-type="float" office:value="117" calcext:value-type="float">
            <text:p>11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5" office:value-type="float" office:value="118" calcext:value-type="float">
            <text:p>118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6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4" office:value-type="float" office:value="105" calcext:value-type="float">
            <text:p>105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7" office:value-type="float" office:value="26" calcext:value-type="float">
            <text:p>26</text:p>
          </table:table-cell>
          <table:table-cell table:number-columns-repeated="13" office:value-type="float" office:value="42" calcext:value-type="float">
            <text:p>42</text:p>
          </table:table-cell>
          <table:table-cell table:number-columns-repeated="9"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4" office:value-type="float" office:value="67" calcext:value-type="float">
            <text:p>67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8" office:value-type="float" office:value="63" calcext:value-type="float">
            <text:p>63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4" office:value-type="float" office:value="105" calcext:value-type="float">
            <text:p>105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10" office:value-type="float" office:value="25" calcext:value-type="float">
            <text:p>25</text:p>
          </table:table-cell>
          <table:table-cell table:number-columns-repeated="8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6" calcext:value-type="float">
            <text:p>146</text:p>
          </table:table-cell>
          <table:table-cell table:number-columns-repeated="11" office:value-type="float" office:value="38" calcext:value-type="float">
            <text:p>38</text:p>
          </table:table-cell>
          <table:table-cell table:number-columns-repeated="3" office:value-type="float" office:value="117" calcext:value-type="float">
            <text:p>117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table:number-columns-repeated="5" office:value-type="float" office:value="40" calcext:value-type="float">
            <text:p>40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9" office:value-type="float" office:value="63" calcext:value-type="float">
            <text:p>63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10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10" office:value-type="float" office:value="41" calcext:value-type="float">
            <text:p>41</text:p>
          </table:table-cell>
          <table:table-cell table:number-columns-repeated="14" office:value-type="float" office:value="38" calcext:value-type="float">
            <text:p>38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9" office:value-type="float" office:value="63" calcext:value-type="float">
            <text:p>63</text:p>
          </table:table-cell>
          <table:table-cell table:number-columns-repeated="20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11" office:value-type="float" office:value="41" calcext:value-type="float">
            <text:p>41</text:p>
          </table:table-cell>
          <table:table-cell table:number-columns-repeated="13" office:value-type="float" office:value="38" calcext:value-type="float">
            <text:p>38</text:p>
          </table:table-cell>
          <table:table-cell table:number-columns-repeated="5"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8" office:value-type="float" office:value="63" calcext:value-type="float">
            <text:p>63</text:p>
          </table:table-cell>
          <table:table-cell table:number-columns-repeated="27" office:value-type="float" office:value="105" calcext:value-type="float">
            <text:p>105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0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12" office:value-type="float" office:value="41" calcext:value-type="float">
            <text:p>41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6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117" calcext:value-type="float">
            <text:p>11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4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table:number-columns-repeated="27" office:value-type="float" office:value="105" calcext:value-type="float">
            <text:p>105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6" office:value-type="float" office:value="28" calcext:value-type="float">
            <text:p>28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6"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table:number-columns-repeated="14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107" calcext:value-type="float">
            <text:p>107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7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41" calcext:value-type="float">
            <text:p>41</text:p>
          </table:table-cell>
          <table:table-cell table:number-columns-repeated="8" office:value-type="float" office:value="37" calcext:value-type="float">
            <text:p>37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5" office:value-type="float" office:value="117" calcext:value-type="float">
            <text:p>117</text:p>
          </table:table-cell>
          <table:table-cell table:number-columns-repeated="1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7" office:value-type="float" office:value="66" calcext:value-type="float">
            <text:p>66</text:p>
          </table:table-cell>
          <table:table-cell table:number-columns-repeated="8"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table:number-columns-repeated="29" office:value-type="float" office:value="105" calcext:value-type="float">
            <text:p>10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28" calcext:value-type="float">
            <text:p>28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14" office:value-type="float" office:value="37" calcext:value-type="float">
            <text:p>37</text:p>
          </table:table-cell>
          <table:table-cell table:number-columns-repeated="5" office:value-type="float" office:value="117" calcext:value-type="float">
            <text:p>117</text:p>
          </table:table-cell>
          <table:table-cell table:number-columns-repeated="1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107" calcext:value-type="float">
            <text:p>107</text:p>
          </table:table-cell>
          <table:table-cell table:number-columns-repeated="5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11" office:value-type="float" office:value="23" calcext:value-type="float">
            <text:p>23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5"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table:number-columns-repeated="1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5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6" office:value-type="float" office:value="23" calcext:value-type="float">
            <text:p>23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121" calcext:value-type="float">
            <text:p>121</text:p>
          </table:table-cell>
          <table:table-cell table:number-columns-repeated="5" office:value-type="float" office:value="74" calcext:value-type="float">
            <text:p>74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4" office:value-type="float" office:value="106" calcext:value-type="float">
            <text:p>106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3" office:value-type="float" office:value="106" calcext:value-type="float">
            <text:p>106</text:p>
          </table:table-cell>
          <table:table-cell table:number-columns-repeated="19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7" office:value-type="float" office:value="61" calcext:value-type="float">
            <text:p>61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6" office:value-type="float" office:value="21" calcext:value-type="float">
            <text:p>21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" office:value-type="float" office:value="37" calcext:value-type="float">
            <text:p>37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3" office:value-type="float" office:value="121" calcext:value-type="float">
            <text:p>121</text:p>
          </table:table-cell>
          <table:table-cell table:number-columns-repeated="6" office:value-type="float" office:value="74" calcext:value-type="float">
            <text:p>74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7" office:value-type="float" office:value="106" calcext:value-type="float">
            <text:p>106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10" office:value-type="float" office:value="61" calcext:value-type="float">
            <text:p>61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3"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4"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9" office:value-type="float" office:value="74" calcext:value-type="float">
            <text:p>74</text:p>
          </table:table-cell>
          <table:table-cell table:number-columns-repeated="4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8" office:value-type="float" office:value="106" calcext:value-type="float">
            <text:p>106</text:p>
          </table:table-cell>
          <table:table-cell table:number-columns-repeated="15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7"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5" office:value-type="float" office:value="112" calcext:value-type="float">
            <text:p>112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9" office:value-type="float" office:value="116" calcext:value-type="float">
            <text:p>11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6" office:value-type="float" office:value="74" calcext:value-type="float">
            <text:p>74</text:p>
          </table:table-cell>
          <table:table-cell table:number-columns-repeated="14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4" office:value-type="float" office:value="61" calcext:value-type="float">
            <text:p>61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111" calcext:value-type="float">
            <text:p>111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table:number-columns-repeated="7" office:value-type="float" office:value="116" calcext:value-type="float">
            <text:p>11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12" office:value-type="float" office:value="106" calcext:value-type="float">
            <text:p>106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4" office:value-type="float" office:value="61" calcext:value-type="float">
            <text:p>61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4" office:value-type="float" office:value="113" calcext:value-type="float">
            <text:p>11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8"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2" office:value-type="float" office:value="121" calcext:value-type="float">
            <text:p>12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81" calcext:value-type="float">
            <text:p>181</text:p>
          </table:table-cell>
          <table:table-cell office:value-type="float" office:value="75" calcext:value-type="float">
            <text:p>75</text:p>
          </table:table-cell>
          <table:table-cell table:number-columns-repeated="11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7" office:value-type="float" office:value="61" calcext:value-type="float">
            <text:p>6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4" office:value-type="float" office:value="61" calcext:value-type="float">
            <text:p>6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6" office:value-type="float" office:value="111" calcext:value-type="float">
            <text:p>111</text:p>
          </table:table-cell>
          <table:table-cell table:number-columns-repeated="7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113" calcext:value-type="float">
            <text:p>113</text:p>
          </table:table-cell>
          <table:table-cell table:number-columns-repeated="8" office:value-type="float" office:value="34" calcext:value-type="float">
            <text:p>34</text:p>
          </table:table-cell>
          <table:table-cell table:number-columns-repeated="6" office:value-type="float" office:value="116" calcext:value-type="float">
            <text:p>116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4" office:value-type="float" office:value="121" calcext:value-type="float">
            <text:p>12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4"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4" office:value-type="float" office:value="106" calcext:value-type="float">
            <text:p>106</text:p>
          </table:table-cell>
          <table:table-cell table:number-columns-repeated="16"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4" office:value-type="float" office:value="61" calcext:value-type="float">
            <text:p>6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7" office:value-type="float" office:value="111" calcext:value-type="float">
            <text:p>111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6"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34" calcext:value-type="float">
            <text:p>34</text:p>
          </table:table-cell>
          <table:table-cell table:number-columns-repeated="5" office:value-type="float" office:value="116" calcext:value-type="float">
            <text:p>116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5"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table:number-columns-repeated="8"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table:number-columns-repeated="13"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8"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61" calcext:value-type="float">
            <text:p>6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111" calcext:value-type="float">
            <text:p>111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9" office:value-type="float" office:value="113" calcext:value-type="float">
            <text:p>113</text:p>
          </table:table-cell>
          <table:table-cell table:number-columns-repeated="7" office:value-type="float" office:value="34" calcext:value-type="float">
            <text:p>34</text:p>
          </table:table-cell>
          <table:table-cell table:number-columns-repeated="5" office:value-type="float" office:value="116" calcext:value-type="float">
            <text:p>116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table:number-columns-repeated="1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table:number-columns-repeated="10" office:value-type="float" office:value="76" calcext:value-type="float">
            <text:p>76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15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5" office:value-type="float" office:value="60" calcext:value-type="float">
            <text:p>60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1" office:value-type="float" office:value="111" calcext:value-type="float">
            <text:p>111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0"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 office:value-type="float" office:value="34" calcext:value-type="float">
            <text:p>34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4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121" calcext:value-type="float">
            <text:p>121</text:p>
          </table:table-cell>
          <table:table-cell table:number-columns-repeated="10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15" office:value-type="float" office:value="105" calcext:value-type="float">
            <text:p>105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14" office:value-type="float" office:value="60" calcext:value-type="float">
            <text:p>60</text:p>
          </table:table-cell>
          <table:table-cell office:value-type="float" office:value="155" calcext:value-type="float">
            <text:p>155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4" office:value-type="float" office:value="111" calcext:value-type="float">
            <text:p>111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0"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4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5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3" office:value-type="float" office:value="121" calcext:value-type="float">
            <text:p>121</text:p>
          </table:table-cell>
          <table:table-cell table:number-columns-repeated="9" office:value-type="float" office:value="76" calcext:value-type="float">
            <text:p>76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2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table:number-columns-repeated="12" office:value-type="float" office:value="111" calcext:value-type="float">
            <text:p>111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10"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115" calcext:value-type="float">
            <text:p>115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1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7" office:value-type="float" office:value="121" calcext:value-type="float">
            <text:p>121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12" office:value-type="float" office:value="78" calcext:value-type="float">
            <text:p>78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5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7" office:value-type="float" office:value="59" calcext:value-type="float">
            <text:p>59</text:p>
          </table:table-cell>
          <table:table-cell table:number-columns-repeated="11" office:value-type="float" office:value="60" calcext:value-type="float">
            <text:p>6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5" office:value-type="float" office:value="111" calcext:value-type="float">
            <text:p>11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1" office:value-type="float" office:value="113" calcext:value-type="float">
            <text:p>11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1"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121" calcext:value-type="float">
            <text:p>121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14" office:value-type="float" office:value="78" calcext:value-type="float">
            <text:p>78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13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6" office:value-type="float" office:value="111" calcext:value-type="float">
            <text:p>111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33" calcext:value-type="float">
            <text:p>33</text:p>
          </table:table-cell>
          <table:table-cell table:number-columns-repeated="9"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6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12" office:value-type="float" office:value="105" calcext:value-type="float">
            <text:p>105</text:p>
          </table:table-cell>
          <table:table-cell table:number-columns-repeated="5" office:value-type="float" office:value="59" calcext:value-type="float">
            <text:p>59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4" office:value-type="float" office:value="59" calcext:value-type="float">
            <text:p>59</text:p>
          </table:table-cell>
          <table:table-cell table:number-columns-repeated="8" office:value-type="float" office:value="58" calcext:value-type="float">
            <text:p>5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9" office:value-type="float" office:value="114" calcext:value-type="float">
            <text:p>11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 office:value-type="float" office:value="115" calcext:value-type="float">
            <text:p>115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table:number-columns-repeated="1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27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6" office:value-type="float" office:value="78" calcext:value-type="float">
            <text:p>78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10" office:value-type="float" office:value="58" calcext:value-type="float">
            <text:p>58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157" calcext:value-type="float">
            <text:p>157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float" office:value="51" calcext:value-type="float">
            <text:p>51</text:p>
          </table:table-cell>
          <table:table-cell table:number-columns-repeated="19" office:value-type="float" office:value="114" calcext:value-type="float">
            <text:p>11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6" office:value-type="float" office:value="114" calcext:value-type="float">
            <text:p>1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17" office:value-type="float" office:value="105" calcext:value-type="float">
            <text:p>105</text:p>
          </table:table-cell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table:number-columns-repeated="9"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159" calcext:value-type="float">
            <text:p>159</text:p>
          </table:table-cell>
          <table:table-cell table:number-columns-repeated="5" office:value-type="float" office:value="53" calcext:value-type="float">
            <text:p>53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14"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table:number-columns-repeated="14" office:value-type="float" office:value="114" calcext:value-type="float">
            <text:p>1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 office:value-type="float" office:value="115" calcext:value-type="float">
            <text:p>115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2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19" office:value-type="float" office:value="105" calcext:value-type="float">
            <text:p>105</text:p>
          </table:table-cell>
          <table:table-cell table:number-columns-repeated="9" office:value-type="float" office:value="58" calcext:value-type="float">
            <text:p>58</text:p>
          </table:table-cell>
          <table:table-cell office:value-type="float" office:value="160" calcext:value-type="float">
            <text:p>16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31" office:value-type="float" office:value="114" calcext:value-type="float">
            <text:p>11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" office:value-type="float" office:value="115" calcext:value-type="float">
            <text:p>115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5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5" office:value-type="float" office:value="79" calcext:value-type="float">
            <text:p>79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8" office:value-type="float" office:value="58" calcext:value-type="float">
            <text:p>58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8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24" office:value-type="float" office:value="114" calcext:value-type="float">
            <text:p>11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115" calcext:value-type="float">
            <text:p>115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3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2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5" office:value-type="float" office:value="114" calcext:value-type="float">
            <text:p>114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1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121" calcext:value-type="float">
            <text:p>121</text:p>
          </table:table-cell>
          <table:table-cell table:number-columns-repeated="6" office:value-type="float" office:value="77" calcext:value-type="float">
            <text:p>77</text:p>
          </table:table-cell>
          <table:table-cell table:number-columns-repeated="6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table:number-columns-repeated="35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121" calcext:value-type="float">
            <text:p>121</text:p>
          </table:table-cell>
          <table:table-cell table:number-columns-repeated="6" office:value-type="float" office:value="77" calcext:value-type="float">
            <text:p>77</text:p>
          </table:table-cell>
          <table:table-cell table:number-columns-repeated="6" office:value-type="float" office:value="78" calcext:value-type="float">
            <text:p>78</text:p>
          </table:table-cell>
          <table:table-cell table:number-columns-repeated="8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8" office:value-type="float" office:value="114" calcext:value-type="float">
            <text:p>114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4" office:value-type="float" office:value="121" calcext:value-type="float">
            <text:p>121</text:p>
          </table:table-cell>
          <table:table-cell table:number-columns-repeated="7" office:value-type="float" office:value="77" calcext:value-type="float">
            <text:p>77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8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6" office:value-type="float" office:value="58" calcext:value-type="float">
            <text:p>58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float" office:value="53" calcext:value-type="float">
            <text:p>53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table:number-columns-repeated="45" office:value-type="float" office:value="114" calcext:value-type="float">
            <text:p>114</text:p>
          </table:table-cell>
          <table:table-cell table:number-columns-repeated="3"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table:number-columns-repeated="8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9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182" calcext:value-type="float">
            <text:p>182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10" office:value-type="float" office:value="79" calcext:value-type="float">
            <text:p>79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table:number-columns-repeated="10" office:value-type="float" office:value="105" calcext:value-type="float">
            <text:p>105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4" office:value-type="float" office:value="54" calcext:value-type="float">
            <text:p>54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7"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5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9" office:value-type="float" office:value="121" calcext:value-type="float">
            <text:p>121</text:p>
          </table:table-cell>
          <table:table-cell table:number-columns-repeated="5" office:value-type="float" office:value="77" calcext:value-type="float">
            <text:p>77</text:p>
          </table:table-cell>
          <table:table-cell table:number-columns-repeated="10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5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40" office:value-type="float" office:value="114" calcext:value-type="float">
            <text:p>114</text:p>
          </table:table-cell>
          <table:table-cell table:number-columns-repeated="7"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9" office:value-type="float" office:value="121" calcext:value-type="float">
            <text:p>121</text:p>
          </table:table-cell>
          <table:table-cell table:number-columns-repeated="4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7" office:value-type="float" office:value="79" calcext:value-type="float">
            <text:p>79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39" office:value-type="float" office:value="114" calcext:value-type="float">
            <text:p>114</text:p>
          </table:table-cell>
          <table:table-cell table:number-columns-repeated="12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5"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5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31" office:value-type="float" office:value="114" calcext:value-type="float">
            <text:p>114</text:p>
          </table:table-cell>
          <table:table-cell table:number-columns-repeated="15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0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6" office:value-type="float" office:value="57" calcext:value-type="float">
            <text:p>57</text:p>
          </table:table-cell>
          <table:table-cell table:number-columns-repeated="5" office:value-type="float" office:value="54" calcext:value-type="float">
            <text:p>54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31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29" office:value-type="float" office:value="105" calcext:value-type="float">
            <text:p>105</text:p>
          </table:table-cell>
          <table:table-cell table:number-columns-repeated="5" office:value-type="float" office:value="57" calcext:value-type="float">
            <text:p>57</text:p>
          </table:table-cell>
          <table:table-cell table:number-columns-repeated="4"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6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5" office:value-type="float" office:value="57" calcext:value-type="float">
            <text:p>57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6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29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6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37" office:value-type="float" office:value="114" calcext:value-type="float">
            <text:p>114</text:p>
          </table:table-cell>
          <table:table-cell table:number-columns-repeated="10" office:value-type="float" office:value="48" calcext:value-type="float">
            <text:p>48</text:p>
          </table:table-cell>
          <table:table-cell office:value-type="float" office:value="154" calcext:value-type="float">
            <text:p>154</text:p>
          </table:table-cell>
          <table:table-cell table:number-columns-repeated="7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  <table:table-cell table:number-columns-repeated="30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45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3" office:value-type="float" office:value="105" calcext:value-type="float">
            <text:p>105</text:p>
          </table:table-cell>
          <table:table-cell table:number-columns-repeated="8" office:value-type="float" office:value="56" calcext:value-type="float">
            <text:p>56</text:p>
          </table:table-cell>
          <table:table-cell table:number-columns-repeated="47" office:value-type="float" office:value="114" calcext:value-type="float">
            <text:p>114</text:p>
          </table:table-cell>
          <table:table-cell table:number-columns-repeated="17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2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33" office:value-type="float" office:value="105" calcext:value-type="float">
            <text:p>105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46" office:value-type="float" office:value="114" calcext:value-type="float">
            <text:p>114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9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30"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  <table:table-cell table:number-columns-repeated="32" office:value-type="float" office:value="105" calcext:value-type="float">
            <text:p>105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56"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table:number-columns-repeated="6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9"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8" office:value-type="float" office:value="105" calcext:value-type="float">
            <text:p>105</text:p>
          </table:table-cell>
          <table:table-cell table:number-columns-repeated="61" office:value-type="float" office:value="114" calcext:value-type="float">
            <text:p>114</text:p>
          </table:table-cell>
          <table:table-cell table:number-columns-repeated="6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1" office:value-type="float" office:value="121" calcext:value-type="float">
            <text:p>121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39" office:value-type="float" office:value="105" calcext:value-type="float">
            <text:p>105</text:p>
          </table:table-cell>
          <table:table-cell table:number-columns-repeated="62" office:value-type="float" office:value="114" calcext:value-type="float">
            <text:p>114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31" office:value-type="float" office:value="121" calcext:value-type="float">
            <text:p>12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9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2" office:value-type="float" office:value="121" calcext:value-type="float">
            <text:p>12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40" office:value-type="float" office:value="105" calcext:value-type="float">
            <text:p>105</text:p>
          </table:table-cell>
          <table:table-cell table:number-columns-repeated="24"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table:number-columns-repeated="39" office:value-type="float" office:value="114" calcext:value-type="float">
            <text:p>11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3" office:value-type="float" office:value="121" calcext:value-type="float">
            <text:p>12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9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36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34" office:value-type="float" office:value="121" calcext:value-type="float">
            <text:p>12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40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35" office:value-type="float" office:value="121" calcext:value-type="float">
            <text:p>12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50" office:value-type="float" office:value="122" calcext:value-type="float">
            <text:p>122</text:p>
          </table:table-cell>
          <table:table-cell table:number-columns-repeated="874"/>
        </table:table-row>
        <table:table-row table:style-name="ro1">
          <table:table-cell table:number-columns-repeated="40" office:value-type="float" office:value="122" calcext:value-type="float">
            <text:p>122</text:p>
          </table:table-cell>
          <table:table-cell office:value-type="float" office:value="81" calcext:value-type="float">
            <text:p>81</text:p>
          </table:table-cell>
          <table:table-cell table:number-columns-repeated="49" office:value-type="float" office:value="122" calcext:value-type="float">
            <text:p>122</text:p>
          </table:table-cell>
          <table:table-cell table:number-columns-repeated="7" office:value-type="float" office:value="81" calcext:value-type="float">
            <text:p>81</text:p>
          </table:table-cell>
          <table:table-cell table:number-columns-repeated="20" office:value-type="float" office:value="122" calcext:value-type="float">
            <text:p>122</text:p>
          </table:table-cell>
          <table:table-cell table:number-columns-repeated="5" office:value-type="float" office:value="81" calcext:value-type="float">
            <text:p>81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4" office:value-type="float" office:value="122" calcext:value-type="float">
            <text:p>122</text:p>
          </table:table-cell>
          <table:table-cell table:number-columns-repeated="874"/>
        </table:table-row>
        <table:table-row table:style-name="ro1">
          <table:table-cell table:number-columns-repeated="39" office:value-type="float" office:value="122" calcext:value-type="float">
            <text:p>12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36" office:value-type="float" office:value="122" calcext:value-type="float">
            <text:p>122</text:p>
          </table:table-cell>
          <table:table-cell table:number-columns-repeated="25" office:value-type="float" office:value="81" calcext:value-type="float">
            <text:p>81</text:p>
          </table:table-cell>
          <table:table-cell table:number-columns-repeated="4" office:value-type="float" office:value="122" calcext:value-type="float">
            <text:p>122</text:p>
          </table:table-cell>
          <table:table-cell table:number-columns-repeated="22" office:value-type="float" office:value="81" calcext:value-type="float">
            <text:p>81</text:p>
          </table:table-cell>
          <table:table-cell office:value-type="float" office:value="122" calcext:value-type="float">
            <text:p>122</text:p>
          </table:table-cell>
          <table:table-cell table:number-columns-repeated="4" office:value-type="float" office:value="81" calcext:value-type="float">
            <text:p>81</text:p>
          </table:table-cell>
          <table:table-cell table:number-columns-repeated="17" office:value-type="float" office:value="122" calcext:value-type="float">
            <text:p>122</text:p>
          </table:table-cell>
          <table:table-cell table:number-columns-repeated="874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gions.A1:Regions.AMJ1048576">
            <calcext:condition calcext:apply-style-name="Land" calcext:value="between(0,99)" calcext:base-cell-address="Regions.A1"/>
            <calcext:condition calcext:apply-style-name="Water" calcext:value="&gt;=100" calcext:base-cell-address="Region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and" style:family="table-cell" style:parent-style-name="Default">
      <style:table-cell-properties fo:background-color="#afd095"/>
    </style:style>
    <style:style style:name="Water" style:family="table-cell" style:parent-style-name="Default">
      <style:table-cell-properties fo:background-color="#b4c7d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5T20:10:10.332000000</dc:date>
    <meta:editing-duration>PT16M29S</meta:editing-duration>
    <meta:editing-cycles>2</meta:editing-cycles>
    <meta:generator>LibreOffice/7.3.4.2$Windows_X86_64 LibreOffice_project/728fec16bd5f605073805c3c9e7c4212a0120dc5</meta:generator>
    <meta:document-statistic meta:table-count="1" meta:cell-count="12000" meta:object-count="0"/>
  </office:meta>
</office:document-meta>
</file>